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4.4pt" svg:height="220.62pt" svg:x="10.94pt" svg:y="247.01pt">
            <draw:object draw:notify-on-update-of-ranges="Sheet1.B3:Sheet1.B8 Sheet1.C3:Sheet1.C8 Sheet1.D3:Sheet1.D8 Sheet1.E3:Sheet1.E8 Sheet1.F3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RQSQuick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Heaps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4" office:value-type="string" calcext:value-type="string">
            <text:p>Time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0.000529411" calcext:value-type="float">
            <text:p>5.29E-04</text:p>
          </table:table-cell>
          <table:table-cell table:style-name="ce1" office:value-type="float" office:value="0.000535423" calcext:value-type="float">
            <text:p>5.35E-04</text:p>
          </table:table-cell>
          <table:table-cell table:style-name="ce1" office:value-type="float" office:value="0.000757439" calcext:value-type="float">
            <text:p>7.57E-04</text:p>
          </table:table-cell>
          <table:table-cell table:style-name="ce1" office:value-type="float" office:value="0.0000000825" calcext:value-type="float">
            <text:p>8.25E-08</text:p>
          </table:table-cell>
          <table:table-cell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0345135" calcext:value-type="float">
            <text:p>0.00345135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00454424" calcext:value-type="float">
            <text:p>0.00454424</text:p>
          </table:table-cell>
          <table:table-cell table:style-name="ce1" office:value-type="float" office:value="0.00000006645" calcext:value-type="float">
            <text:p>6.65E-08</text:p>
          </table:table-cell>
          <table:table-cell/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0.0105935" calcext:value-type="float">
            <text:p>0.0105935</text:p>
          </table:table-cell>
          <table:table-cell office:value-type="float" office:value="0.0102713" calcext:value-type="float">
            <text:p>0.0102713</text:p>
          </table:table-cell>
          <table:table-cell office:value-type="float" office:value="0.0138347" calcext:value-type="float">
            <text:p>0.0138347</text:p>
          </table:table-cell>
          <table:table-cell table:style-name="ce1" office:value-type="float" office:value="0.0000000633" calcext:value-type="float">
            <text:p>6.33E-08</text:p>
          </table:table-cell>
          <table:table-cell/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office:value-type="float" office:value="0.025971" calcext:value-type="float">
            <text:p>0.025971</text:p>
          </table:table-cell>
          <table:table-cell office:value-type="float" office:value="0.0285694" calcext:value-type="float">
            <text:p>0.0285694</text:p>
          </table:table-cell>
          <table:table-cell office:value-type="float" office:value="0.0343674" calcext:value-type="float">
            <text:p>0.0343674</text:p>
          </table:table-cell>
          <table:table-cell table:style-name="ce1" office:value-type="float" office:value="0.0000000684" calcext:value-type="float">
            <text:p>6.84E-08</text:p>
          </table:table-cell>
          <table:table-cell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0.047453" calcext:value-type="float">
            <text:p>0.047453</text:p>
          </table:table-cell>
          <table:table-cell office:value-type="float" office:value="0.0469232" calcext:value-type="float">
            <text:p>0.0469232</text:p>
          </table:table-cell>
          <table:table-cell office:value-type="float" office:value="0.0596284" calcext:value-type="float">
            <text:p>0.0596284</text:p>
          </table:table-cell>
          <table:table-cell table:style-name="ce1" office:value-type="float" office:value="0.000000071" calcext:value-type="float">
            <text:p>7.10E-08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number-columns-repeated="2" office:value-type="float" office:value="0.0799453" calcext:value-type="float">
            <text:p>0.0799453</text:p>
          </table:table-cell>
          <table:table-cell office:value-type="float" office:value="0.00887189" calcext:value-type="float">
            <text:p>0.00887189</text:p>
          </table:table-cell>
          <table:table-cell table:style-name="ce1" office:value-type="float" office:value="0.0000000704" calcext:value-type="float">
            <text:p>7.04E-08</text:p>
          </table:table-cell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3:59:27.193504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14:55.123853423</meta:creation-date>
    <dc:date>2020-03-12T04:30:11.687432477</dc:date>
    <meta:editing-duration>PT2H20M30S</meta:editing-duration>
    <meta:editing-cycles>6</meta:editing-cycles>
    <meta:generator>LibreOffice/6.0.6.1$Linux_X86_64 LibreOffice_project/00$Build-1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98cm" svg:height="7.784cm" xlink:href=".." xlink:type="simple" chart:class="chart:line" chart:style-name="ch1">
        <chart:legend svg:x="0cm" svg:y="0cm" style:legend-expansion="custom" chartooo:width="11.798cm" chartooo:height="7.784cm" style:legend-expansion-aspect-ratio="1.51567317574512" chart:style-name="ch2"/>
        <chart:plot-area chart:style-name="ch3" table:cell-range-address="Sheet1.B3:Sheet1.F8" chart:data-source-has-labels="both" svg:x="1.246cm" svg:y="0.155cm" svg:width="10.317cm" svg:height="6.493cm">
          <chartooo:coordinate-region svg:x="2.979cm" svg:y="0.354cm" svg:width="7.934cm" svg:height="5.647cm"/>
          <chart:axis chart:dimension="x" chart:name="primary-x" chart:style-name="ch4" chartooo:axis-type="text">
            <chart:title svg:x="5.884cm" svg:y="6.909cm" chart:style-name="ch5">
              <text:p>SIze</text:p>
            </chart:title>
            <chart:categories table:cell-range-address="Sheet1.B3:Sheet1.B8"/>
          </chart:axis>
          <chart:axis chart:dimension="y" chart:name="primary-y" chart:style-name="ch6">
            <chart:title svg:x="0.412cm" svg:y="3.648cm" chart:style-name="ch7">
              <text:p>Time</text:p>
            </chart:title>
            <chart:grid chart:style-name="ch8" chart:class="major"/>
          </chart:axis>
          <chart:series chart:style-name="ch9" chart:values-cell-range-address="Sheet1.C3:Sheet1.C8" loext:label-string="quicksort" chart:class="chart:line">
            <chart:data-point chart:repeated="6"/>
          </chart:series>
          <chart:series chart:style-name="ch10" chart:values-cell-range-address="Sheet1.D3:Sheet1.D8" loext:label-string="rqsquicksort" chart:class="chart:line">
            <chart:data-point chart:repeated="6"/>
          </chart:series>
          <chart:series chart:style-name="ch11" chart:values-cell-range-address="Sheet1.E3:Sheet1.E8" loext:label-string="mergesort" chart:class="chart:line">
            <chart:data-point chart:repeated="6"/>
          </chart:series>
          <chart:series chart:style-name="ch12" chart:values-cell-range-address="Sheet1.F3:Sheet1.F8" loext:label-string="heapsort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</table:table-cell>
              <table:table-cell office:value-type="string">
                <text:p>rqsquicksort</text:p>
              </table:table-cell>
              <table:table-cell office:value-type="string">
                <text:p>mergesort</text:p>
              </table:table-cell>
              <table:table-cell office:value-type="string">
                <text:p>heapsort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3:Sheet1.B8</svg:desc>
                </draw:g>
              </table:table-cell>
              <table:table-cell office:value-type="float" office:value="0.000529411">
                <text:p>0.000529411</text:p>
                <draw:g>
                  <svg:desc>Sheet1.C3:Sheet1.C8</svg:desc>
                </draw:g>
              </table:table-cell>
              <table:table-cell office:value-type="float" office:value="0.000535423">
                <text:p>0.000535423</text:p>
                <draw:g>
                  <svg:desc>Sheet1.D3:Sheet1.D8</svg:desc>
                </draw:g>
              </table:table-cell>
              <table:table-cell office:value-type="float" office:value="0.000757439">
                <text:p>0.000757439</text:p>
                <draw:g>
                  <svg:desc>Sheet1.E3:Sheet1.E8</svg:desc>
                </draw:g>
              </table:table-cell>
              <table:table-cell office:value-type="float" office:value="0.0000000825">
                <text:p>0.0000000825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345135">
                <text:p>0.00345135</text:p>
              </table:table-cell>
              <table:table-cell office:value-type="float" office:value="0.003252">
                <text:p>0.003252</text:p>
              </table:table-cell>
              <table:table-cell office:value-type="float" office:value="0.00454424">
                <text:p>0.00454424</text:p>
              </table:table-cell>
              <table:table-cell office:value-type="float" office:value="0.00000006645">
                <text:p>0.0000000664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105935">
                <text:p>0.0105935</text:p>
              </table:table-cell>
              <table:table-cell office:value-type="float" office:value="0.0102713">
                <text:p>0.0102713</text:p>
              </table:table-cell>
              <table:table-cell office:value-type="float" office:value="0.0138347">
                <text:p>0.0138347</text:p>
              </table:table-cell>
              <table:table-cell office:value-type="float" office:value="0.0000000633">
                <text:p>0.0000000633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025971">
                <text:p>0.025971</text:p>
              </table:table-cell>
              <table:table-cell office:value-type="float" office:value="0.0285694">
                <text:p>0.0285694</text:p>
              </table:table-cell>
              <table:table-cell office:value-type="float" office:value="0.0343674">
                <text:p>0.0343674</text:p>
              </table:table-cell>
              <table:table-cell office:value-type="float" office:value="0.0000000684">
                <text:p>0.000000068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47453">
                <text:p>0.047453</text:p>
              </table:table-cell>
              <table:table-cell office:value-type="float" office:value="0.0469232">
                <text:p>0.0469232</text:p>
              </table:table-cell>
              <table:table-cell office:value-type="float" office:value="0.0596284">
                <text:p>0.0596284</text:p>
              </table:table-cell>
              <table:table-cell office:value-type="float" office:value="0.000000071">
                <text:p>0.00000007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799453">
                <text:p>0.0799453</text:p>
              </table:table-cell>
              <table:table-cell office:value-type="float" office:value="0.0799453">
                <text:p>0.0799453</text:p>
              </table:table-cell>
              <table:table-cell office:value-type="float" office:value="0.00887189">
                <text:p>0.00887189</text:p>
              </table:table-cell>
              <table:table-cell office:value-type="float" office:value="0.0000000704">
                <text:p>0.0000000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